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3cm"/>
    </style:style>
    <style:style style:name="co2" style:family="table-column">
      <style:table-column-properties fo:break-before="auto" style:column-width="4.369cm"/>
    </style:style>
    <style:style style:name="co3" style:family="table-column">
      <style:table-column-properties fo:break-before="auto" style:column-width="4.262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7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tal volu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\c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6653914159.453" calcext:value-type="float">
            <text:p>906653914159.453</text:p>
          </table:table-cell>
          <table:table-cell office:value-type="float" office:value="906655640819.7" calcext:value-type="float">
            <text:p>906655640819.7</text:p>
          </table:table-cell>
          <table:table-cell office:value-type="float" office:value="906642799064.379" calcext:value-type="float">
            <text:p>906642799064.379</text:p>
          </table:table-cell>
          <table:table-cell office:value-type="float" office:value="906654808339.947" calcext:value-type="float">
            <text:p>906654808339.947</text:p>
          </table:table-cell>
          <table:table-cell office:value-type="float" office:value="906652535843.258" calcext:value-type="float">
            <text:p>906652535843.258</text:p>
          </table:table-cell>
          <table:table-cell office:value-type="float" office:value="906653695342.27" calcext:value-type="float">
            <text:p>906653695342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6715164853.58" calcext:value-type="float">
            <text:p>906715164853.58</text:p>
          </table:table-cell>
          <table:table-cell office:value-type="float" office:value="906716891513.82" calcext:value-type="float">
            <text:p>906716891513.82</text:p>
          </table:table-cell>
          <table:table-cell office:value-type="float" office:value="906704049758.5" calcext:value-type="float">
            <text:p>906704049758.5</text:p>
          </table:table-cell>
          <table:table-cell office:value-type="float" office:value="906716059034.07" calcext:value-type="float">
            <text:p>906716059034.07</text:p>
          </table:table-cell>
          <table:table-cell office:value-type="float" office:value="906713786537.38" calcext:value-type="float">
            <text:p>906713786537.38</text:p>
          </table:table-cell>
          <table:table-cell office:value-type="float" office:value="906714946036.39" calcext:value-type="float">
            <text:p>906714946036.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6738518767.66" calcext:value-type="float">
            <text:p>906738518767.66</text:p>
          </table:table-cell>
          <table:table-cell office:value-type="float" office:value="906740245427.91" calcext:value-type="float">
            <text:p>906740245427.91</text:p>
          </table:table-cell>
          <table:table-cell office:value-type="float" office:value="906727403672.58" calcext:value-type="float">
            <text:p>906727403672.58</text:p>
          </table:table-cell>
          <table:table-cell office:value-type="float" office:value="906739412948.15" calcext:value-type="float">
            <text:p>906739412948.15</text:p>
          </table:table-cell>
          <table:table-cell office:value-type="float" office:value="906737140451.46" calcext:value-type="float">
            <text:p>906737140451.46</text:p>
          </table:table-cell>
          <table:table-cell office:value-type="float" office:value="906738299950.48" calcext:value-type="float">
            <text:p>906738299950.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6790942709.56" calcext:value-type="float">
            <text:p>906790942709.56</text:p>
          </table:table-cell>
          <table:table-cell office:value-type="float" office:value="906792669369.81" calcext:value-type="float">
            <text:p>906792669369.81</text:p>
          </table:table-cell>
          <table:table-cell office:value-type="float" office:value="906779827614.48" calcext:value-type="float">
            <text:p>906779827614.48</text:p>
          </table:table-cell>
          <table:table-cell office:value-type="float" office:value="906791836890.05" calcext:value-type="float">
            <text:p>906791836890.05</text:p>
          </table:table-cell>
          <table:table-cell office:value-type="float" office:value="906789564393.36" calcext:value-type="float">
            <text:p>906789564393.36</text:p>
          </table:table-cell>
          <table:table-cell office:value-type="float" office:value="906790723892.38" calcext:value-type="float">
            <text:p>906790723892.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6924180542.74" calcext:value-type="float">
            <text:p>906924180542.74</text:p>
          </table:table-cell>
          <table:table-cell office:value-type="float" office:value="906925907202.99" calcext:value-type="float">
            <text:p>906925907202.99</text:p>
          </table:table-cell>
          <table:table-cell office:value-type="float" office:value="906913065447.67" calcext:value-type="float">
            <text:p>906913065447.67</text:p>
          </table:table-cell>
          <table:table-cell office:value-type="float" office:value="906925074723.24" calcext:value-type="float">
            <text:p>906925074723.24</text:p>
          </table:table-cell>
          <table:table-cell office:value-type="float" office:value="906922802226.55" calcext:value-type="float">
            <text:p>906922802226.55</text:p>
          </table:table-cell>
          <table:table-cell office:value-type="float" office:value="906923961725.56" calcext:value-type="float">
            <text:p>906923961725.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6609525502" calcext:value-type="float">
            <text:p>906609525502</text:p>
          </table:table-cell>
          <table:table-cell office:value-type="float" office:value="906611252162.25" calcext:value-type="float">
            <text:p>906611252162.25</text:p>
          </table:table-cell>
          <table:table-cell office:value-type="float" office:value="906598410406.92" calcext:value-type="float">
            <text:p>906598410406.92</text:p>
          </table:table-cell>
          <table:table-cell office:value-type="float" office:value="906610419682.49" calcext:value-type="float">
            <text:p>906610419682.49</text:p>
          </table:table-cell>
          <table:table-cell office:value-type="float" office:value="906608147185.8" calcext:value-type="float">
            <text:p>906608147185.8</text:p>
          </table:table-cell>
          <table:table-cell office:value-type="float" office:value="906609306684.82" calcext:value-type="float">
            <text:p>906609306684.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6690475696.61" calcext:value-type="float">
            <text:p>906690475696.61</text:p>
          </table:table-cell>
          <table:table-cell office:value-type="float" office:value="906692202356.86" calcext:value-type="float">
            <text:p>906692202356.86</text:p>
          </table:table-cell>
          <table:table-cell office:value-type="float" office:value="906679360601.54" calcext:value-type="float">
            <text:p>906679360601.54</text:p>
          </table:table-cell>
          <table:table-cell office:value-type="float" office:value="906691369877.11" calcext:value-type="float">
            <text:p>906691369877.11</text:p>
          </table:table-cell>
          <table:table-cell office:value-type="float" office:value="906689097380.42" calcext:value-type="float">
            <text:p>906689097380.42</text:p>
          </table:table-cell>
          <table:table-cell office:value-type="float" office:value="906690256879.43" calcext:value-type="float">
            <text:p>906690256879.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6446839372.06" calcext:value-type="float">
            <text:p>906446839372.06</text:p>
          </table:table-cell>
          <table:table-cell office:value-type="float" office:value="906448566032.3" calcext:value-type="float">
            <text:p>906448566032.3</text:p>
          </table:table-cell>
          <table:table-cell office:value-type="float" office:value="906435724276.98" calcext:value-type="float">
            <text:p>906435724276.98</text:p>
          </table:table-cell>
          <table:table-cell office:value-type="float" office:value="906447733552.55" calcext:value-type="float">
            <text:p>906447733552.55</text:p>
          </table:table-cell>
          <table:table-cell office:value-type="float" office:value="906445461055.86" calcext:value-type="float">
            <text:p>906445461055.86</text:p>
          </table:table-cell>
          <table:table-cell office:value-type="float" office:value="906446620554.87" calcext:value-type="float">
            <text:p>906446620554.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6680888988.94" calcext:value-type="float">
            <text:p>906680888988.94</text:p>
          </table:table-cell>
          <table:table-cell office:value-type="float" office:value="906682615649.19" calcext:value-type="float">
            <text:p>906682615649.19</text:p>
          </table:table-cell>
          <table:table-cell office:value-type="float" office:value="906669773893.87" calcext:value-type="float">
            <text:p>906669773893.87</text:p>
          </table:table-cell>
          <table:table-cell office:value-type="float" office:value="906681783169.43" calcext:value-type="float">
            <text:p>906681783169.43</text:p>
          </table:table-cell>
          <table:table-cell office:value-type="float" office:value="906679510672.74" calcext:value-type="float">
            <text:p>906679510672.74</text:p>
          </table:table-cell>
          <table:table-cell office:value-type="float" office:value="906680670171.76" calcext:value-type="float">
            <text:p>906680670171.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6303874642.3" calcext:value-type="float">
            <text:p>906303874642.3</text:p>
          </table:table-cell>
          <table:table-cell office:value-type="float" office:value="906305601302.55" calcext:value-type="float">
            <text:p>906305601302.55</text:p>
          </table:table-cell>
          <table:table-cell office:value-type="float" office:value="906292759547.23" calcext:value-type="float">
            <text:p>906292759547.23</text:p>
          </table:table-cell>
          <table:table-cell office:value-type="float" office:value="906304768822.8" calcext:value-type="float">
            <text:p>906304768822.8</text:p>
          </table:table-cell>
          <table:table-cell office:value-type="float" office:value="906302496326.11" calcext:value-type="float">
            <text:p>906302496326.11</text:p>
          </table:table-cell>
          <table:table-cell office:value-type="float" office:value="906303655825.12" calcext:value-type="float">
            <text:p>906303655825.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6024144271.59" calcext:value-type="float">
            <text:p>906024144271.59</text:p>
          </table:table-cell>
          <table:table-cell office:value-type="float" office:value="906025870931.84" calcext:value-type="float">
            <text:p>906025870931.84</text:p>
          </table:table-cell>
          <table:table-cell office:value-type="float" office:value="906013029176.52" calcext:value-type="float">
            <text:p>906013029176.52</text:p>
          </table:table-cell>
          <table:table-cell office:value-type="float" office:value="906025038452.09" calcext:value-type="float">
            <text:p>906025038452.09</text:p>
          </table:table-cell>
          <table:table-cell office:value-type="float" office:value="906022765955.4" calcext:value-type="float">
            <text:p>906022765955.4</text:p>
          </table:table-cell>
          <table:table-cell office:value-type="float" office:value="906023925454.41" calcext:value-type="float">
            <text:p>906023925454.41</text:p>
          </table:table-cell>
        </table:table-row>
      </table:table>
      <table:table table:name="total 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\c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368856" calcext:value-type="float">
            <text:p>35368856</text:p>
          </table:table-cell>
          <table:table-cell office:value-type="float" office:value="34936732" calcext:value-type="float">
            <text:p>34936732</text:p>
          </table:table-cell>
          <table:table-cell office:value-type="float" office:value="34591334" calcext:value-type="float">
            <text:p>34591334</text:p>
          </table:table-cell>
          <table:table-cell office:value-type="float" office:value="34323016" calcext:value-type="float">
            <text:p>34323016</text:p>
          </table:table-cell>
          <table:table-cell office:value-type="float" office:value="34093072" calcext:value-type="float">
            <text:p>34093072</text:p>
          </table:table-cell>
          <table:table-cell office:value-type="float" office:value="33921184" calcext:value-type="float">
            <text:p>339211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06200" calcext:value-type="float">
            <text:p>23306200</text:p>
          </table:table-cell>
          <table:table-cell office:value-type="float" office:value="22874076" calcext:value-type="float">
            <text:p>22874076</text:p>
          </table:table-cell>
          <table:table-cell office:value-type="float" office:value="22528678" calcext:value-type="float">
            <text:p>22528678</text:p>
          </table:table-cell>
          <table:table-cell office:value-type="float" office:value="22260360" calcext:value-type="float">
            <text:p>22260360</text:p>
          </table:table-cell>
          <table:table-cell office:value-type="float" office:value="22030416" calcext:value-type="float">
            <text:p>22030416</text:p>
          </table:table-cell>
          <table:table-cell office:value-type="float" office:value="21858528" calcext:value-type="float">
            <text:p>218585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386304" calcext:value-type="float">
            <text:p>16386304</text:p>
          </table:table-cell>
          <table:table-cell office:value-type="float" office:value="15954180" calcext:value-type="float">
            <text:p>15954180</text:p>
          </table:table-cell>
          <table:table-cell office:value-type="float" office:value="15608782" calcext:value-type="float">
            <text:p>15608782</text:p>
          </table:table-cell>
          <table:table-cell office:value-type="float" office:value="15340464" calcext:value-type="float">
            <text:p>15340464</text:p>
          </table:table-cell>
          <table:table-cell office:value-type="float" office:value="15110520" calcext:value-type="float">
            <text:p>15110520</text:p>
          </table:table-cell>
          <table:table-cell office:value-type="float" office:value="14938632" calcext:value-type="float">
            <text:p>149386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302630" calcext:value-type="float">
            <text:p>12302630</text:p>
          </table:table-cell>
          <table:table-cell office:value-type="float" office:value="11870506" calcext:value-type="float">
            <text:p>11870506</text:p>
          </table:table-cell>
          <table:table-cell office:value-type="float" office:value="11525108" calcext:value-type="float">
            <text:p>11525108</text:p>
          </table:table-cell>
          <table:table-cell office:value-type="float" office:value="11256790" calcext:value-type="float">
            <text:p>11256790</text:p>
          </table:table-cell>
          <table:table-cell office:value-type="float" office:value="11026846" calcext:value-type="float">
            <text:p>11026846</text:p>
          </table:table-cell>
          <table:table-cell office:value-type="float" office:value="10854958" calcext:value-type="float">
            <text:p>108549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04368" calcext:value-type="float">
            <text:p>9604368</text:p>
          </table:table-cell>
          <table:table-cell office:value-type="float" office:value="9172244" calcext:value-type="float">
            <text:p>9172244</text:p>
          </table:table-cell>
          <table:table-cell office:value-type="float" office:value="8826846" calcext:value-type="float">
            <text:p>8826846</text:p>
          </table:table-cell>
          <table:table-cell office:value-type="float" office:value="8558528" calcext:value-type="float">
            <text:p>8558528</text:p>
          </table:table-cell>
          <table:table-cell office:value-type="float" office:value="8328584" calcext:value-type="float">
            <text:p>8328584</text:p>
          </table:table-cell>
          <table:table-cell office:value-type="float" office:value="8156696" calcext:value-type="float">
            <text:p>81566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857756" calcext:value-type="float">
            <text:p>7857756</text:p>
          </table:table-cell>
          <table:table-cell office:value-type="float" office:value="7425632" calcext:value-type="float">
            <text:p>7425632</text:p>
          </table:table-cell>
          <table:table-cell office:value-type="float" office:value="7080234" calcext:value-type="float">
            <text:p>7080234</text:p>
          </table:table-cell>
          <table:table-cell office:value-type="float" office:value="6811916" calcext:value-type="float">
            <text:p>6811916</text:p>
          </table:table-cell>
          <table:table-cell office:value-type="float" office:value="6581972" calcext:value-type="float">
            <text:p>6581972</text:p>
          </table:table-cell>
          <table:table-cell office:value-type="float" office:value="6410084" calcext:value-type="float">
            <text:p>64100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57152" calcext:value-type="float">
            <text:p>6657152</text:p>
          </table:table-cell>
          <table:table-cell office:value-type="float" office:value="6225028" calcext:value-type="float">
            <text:p>6225028</text:p>
          </table:table-cell>
          <table:table-cell office:value-type="float" office:value="5879630" calcext:value-type="float">
            <text:p>5879630</text:p>
          </table:table-cell>
          <table:table-cell office:value-type="float" office:value="5611312" calcext:value-type="float">
            <text:p>5611312</text:p>
          </table:table-cell>
          <table:table-cell office:value-type="float" office:value="5381368" calcext:value-type="float">
            <text:p>5381368</text:p>
          </table:table-cell>
          <table:table-cell office:value-type="float" office:value="5209480" calcext:value-type="float">
            <text:p>52094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99104" calcext:value-type="float">
            <text:p>5799104</text:p>
          </table:table-cell>
          <table:table-cell office:value-type="float" office:value="5366980" calcext:value-type="float">
            <text:p>5366980</text:p>
          </table:table-cell>
          <table:table-cell office:value-type="float" office:value="5021582" calcext:value-type="float">
            <text:p>5021582</text:p>
          </table:table-cell>
          <table:table-cell office:value-type="float" office:value="4753264" calcext:value-type="float">
            <text:p>4753264</text:p>
          </table:table-cell>
          <table:table-cell office:value-type="float" office:value="4523320" calcext:value-type="float">
            <text:p>4523320</text:p>
          </table:table-cell>
          <table:table-cell office:value-type="float" office:value="4351432" calcext:value-type="float">
            <text:p>43514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56704" calcext:value-type="float">
            <text:p>5156704</text:p>
          </table:table-cell>
          <table:table-cell office:value-type="float" office:value="4724580" calcext:value-type="float">
            <text:p>4724580</text:p>
          </table:table-cell>
          <table:table-cell office:value-type="float" office:value="4379182" calcext:value-type="float">
            <text:p>4379182</text:p>
          </table:table-cell>
          <table:table-cell office:value-type="float" office:value="4110864" calcext:value-type="float">
            <text:p>4110864</text:p>
          </table:table-cell>
          <table:table-cell office:value-type="float" office:value="3880920" calcext:value-type="float">
            <text:p>3880920</text:p>
          </table:table-cell>
          <table:table-cell office:value-type="float" office:value="3709032" calcext:value-type="float">
            <text:p>37090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41248" calcext:value-type="float">
            <text:p>4641248</text:p>
          </table:table-cell>
          <table:table-cell office:value-type="float" office:value="4209124" calcext:value-type="float">
            <text:p>4209124</text:p>
          </table:table-cell>
          <table:table-cell office:value-type="float" office:value="3863726" calcext:value-type="float">
            <text:p>3863726</text:p>
          </table:table-cell>
          <table:table-cell office:value-type="float" office:value="3595408" calcext:value-type="float">
            <text:p>3595408</text:p>
          </table:table-cell>
          <table:table-cell office:value-type="float" office:value="3365464" calcext:value-type="float">
            <text:p>3365464</text:p>
          </table:table-cell>
          <table:table-cell office:value-type="float" office:value="3193576" calcext:value-type="float">
            <text:p>3193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95526" calcext:value-type="float">
            <text:p>4295526</text:p>
          </table:table-cell>
          <table:table-cell office:value-type="float" office:value="3863402" calcext:value-type="float">
            <text:p>3863402</text:p>
          </table:table-cell>
          <table:table-cell office:value-type="float" office:value="3518004" calcext:value-type="float">
            <text:p>3518004</text:p>
          </table:table-cell>
          <table:table-cell office:value-type="float" office:value="3249686" calcext:value-type="float">
            <text:p>3249686</text:p>
          </table:table-cell>
          <table:table-cell office:value-type="float" office:value="3019742" calcext:value-type="float">
            <text:p>3019742</text:p>
          </table:table-cell>
          <table:table-cell office:value-type="float" office:value="2847854" calcext:value-type="float">
            <text:p>2847854</text:p>
          </table:table-cell>
        </table:table-row>
      </table:table>
      <table:table table:name="mantle volume 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point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5996622919.48" calcext:value-type="float">
            <text:p>895996622919.48</text:p>
          </table:table-cell>
          <table:table-cell office:value-type="float" office:value="32780432" calcext:value-type="float">
            <text:p>3278043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6057873613.61" calcext:value-type="float">
            <text:p>896057873613.61</text:p>
          </table:table-cell>
          <table:table-cell office:value-type="float" office:value="20717776" calcext:value-type="float">
            <text:p>207177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6081227527.69" calcext:value-type="float">
            <text:p>896081227527.69</text:p>
          </table:table-cell>
          <table:table-cell office:value-type="float" office:value="13797880" calcext:value-type="float">
            <text:p>1379788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96133651469.59" calcext:value-type="float">
            <text:p>896133651469.59</text:p>
          </table:table-cell>
          <table:table-cell office:value-type="float" office:value="9714206" calcext:value-type="float">
            <text:p>971420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6266889302.77" calcext:value-type="float">
            <text:p>896266889302.77</text:p>
          </table:table-cell>
          <table:table-cell office:value-type="float" office:value="7015944" calcext:value-type="float">
            <text:p>701594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95952234262.03" calcext:value-type="float">
            <text:p>895952234262.03</text:p>
          </table:table-cell>
          <table:table-cell office:value-type="float" office:value="5269332" calcext:value-type="float">
            <text:p>52693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96033184456.64" calcext:value-type="float">
            <text:p>896033184456.64</text:p>
          </table:table-cell>
          <table:table-cell office:value-type="float" office:value="4068728" calcext:value-type="float">
            <text:p>406872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5789548132.08" calcext:value-type="float">
            <text:p>895789548132.08</text:p>
          </table:table-cell>
          <table:table-cell office:value-type="float" office:value="3210680" calcext:value-type="float">
            <text:p>32106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6023597748.97" calcext:value-type="float">
            <text:p>896023597748.97</text:p>
          </table:table-cell>
          <table:table-cell office:value-type="float" office:value="2568280" calcext:value-type="float">
            <text:p>256828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5646583402.33" calcext:value-type="float">
            <text:p>895646583402.33</text:p>
          </table:table-cell>
          <table:table-cell office:value-type="float" office:value="2052824" calcext:value-type="float">
            <text:p>205282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5366853031.62" calcext:value-type="float">
            <text:p>895366853031.62</text:p>
          </table:table-cell>
          <table:table-cell office:value-type="float" office:value="1707102" calcext:value-type="float">
            <text:p>1707102</text:p>
          </table:table-cell>
          <table:table-cell table:number-columns-repeated="3"/>
        </table:table-row>
      </table:table>
      <table:table table:name="crust volume 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0657291239.973" calcext:value-type="float">
            <text:p>10657291239.973</text:p>
          </table:table-cell>
          <table:table-cell office:value-type="float" office:value="10659017900.22" calcext:value-type="float">
            <text:p>10659017900.22</text:p>
          </table:table-cell>
          <table:table-cell office:value-type="float" office:value="10646176144.899" calcext:value-type="float">
            <text:p>10646176144.899</text:p>
          </table:table-cell>
          <table:table-cell office:value-type="float" office:value="10658185420.467" calcext:value-type="float">
            <text:p>10658185420.467</text:p>
          </table:table-cell>
          <table:table-cell office:value-type="float" office:value="10655912923.778" calcext:value-type="float">
            <text:p>10655912923.778</text:p>
          </table:table-cell>
          <table:table-cell office:value-type="float" office:value="10657072422.79" calcext:value-type="float">
            <text:p>10657072422.79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2588424" calcext:value-type="float">
            <text:p>2588424</text:p>
          </table:table-cell>
          <table:table-cell office:value-type="float" office:value="2156300" calcext:value-type="float">
            <text:p>2156300</text:p>
          </table:table-cell>
          <table:table-cell office:value-type="float" office:value="1810902" calcext:value-type="float">
            <text:p>1810902</text:p>
          </table:table-cell>
          <table:table-cell office:value-type="float" office:value="1542584" calcext:value-type="float">
            <text:p>1542584</text:p>
          </table:table-cell>
          <table:table-cell office:value-type="float" office:value="1312640" calcext:value-type="float">
            <text:p>1312640</text:p>
          </table:table-cell>
          <table:table-cell office:value-type="float" office:value="1140752" calcext:value-type="float">
            <text:p>1140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4:54:21.249371729</meta:creation-date>
    <dc:date>2024-11-28T21:26:27.296083393</dc:date>
    <meta:editing-duration>PT5H36M25S</meta:editing-duration>
    <meta:editing-cycles>1</meta:editing-cycles>
    <meta:document-statistic meta:table-count="4" meta:cell-count="225" meta:object-count="0"/>
    <meta:generator>LibreOffice/7.3.7.2$Linux_X86_64 LibreOffice_project/30$Build-2</meta:generator>
  </office:meta>
</office:document-meta>
</file>